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68cm" fo:min-width="2.83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615cm" fo:min-width="3.27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3cm" fo:min-width="1.367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568cm" fo:min-width="4.349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02cm" fo:min-width="3.479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158cm" fo:min-width="3.615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3cm" draw:marker-start-width="0.31cm" draw:marker-end="Symmetric_20_Arrow" draw:marker-end-width="0.3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draw:marker-start-width="0.295cm" draw:marker-end="Symmetric_20_Arrow" draw:marker-end-width="0.3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start-width="0.295cm" draw:marker-end="Symmetric_20_Arrow" draw:marker-end-width="0.345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draw:marker-start-width="0.305cm" draw:marker-end="Symmetric_20_Arrow" draw:marker-end-width="0.3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51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586cm" fo:min-width="1.342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02cm" fo:min-width="4.072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557cm" fo:min-width="3.089cm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fo:min-height="0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97cm" svg:height="1.584cm" svg:x="8.223cm" svg:y="1.186cm">
          <text:p text:style-name="P1"><text:span text:style-name="T1">START with best L</text:span><text:span text:style-name="T1"><text:line-break/></text:span><text:span text:style-name="T1">&amp; C relay in _status.</text:span></text:p>
          <text:p text:style-name="P1"><text:span text:style-name="T1">Initialize variabl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3.77cm" svg:height="0.865cm" svg:x="8.186cm" svg:y="3.643cm">
          <text:p text:style-name="P1"><text:span text:style-name="T1">Set to Capacitor or</text:span><text:span text:style-name="T1"><text:line-break/></text:span><text:span text:style-name="T1">Inductor relay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.733cm" svg:height="1.958cm" svg:x="8.205cm" svg:y="5.408cm">
          <text:p text:style-name="P1"><text:span text:style-name="T1"><text:line-break/></text:span><text:span text:style-name="T1">Will</text:span></text:p>
          <text:p text:style-name="P1"><text:span text:style-name="T1">Values[ ] go</text:span></text:p>
          <text:p text:style-name="P1"><text:span text:style-name="T1">beyond 0 to</text:span><text:span text:style-name="T1"><text:line-break/></text:span><text:span text:style-name="T1">255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4" draw:id="id4" draw:layer="layout" svg:width="4.899cm" svg:height="1.868cm" svg:x="13.94cm" svg:y="5.453cm">
          <text:p><text:span text:style-name="T1">If values[0] would go below 0</text:span><text:span text:style-name="T1"><text:line-break/></text:span><text:span text:style-name="T1">we set lowRelay to 0 and if</text:span><text:span text:style-name="T1"><text:line-break/></text:span><text:span text:style-name="T1">values[9] would go above 255</text:span><text:span text:style-name="T1"><text:line-break/></text:span><text:span text:style-name="T1">we set lowRelay to 247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3.979cm" svg:height="1.27cm" svg:x="8.082cm" svg:y="8.109cm">
          <text:p text:style-name="P1"><text:span text:style-name="T1">Get current C or L Relay</text:span></text:p>
          <text:p text:style-name="P1"><text:span text:style-name="T1">&amp; set lowRelay to this</text:span><text:span text:style-name="T1"><text:line-break/></text:span><text:span text:style-name="T1">minus 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4.115cm" svg:height="1.408cm" svg:x="8.014cm" svg:y="10.434cm">
          <text:p text:style-name="P1"><text:span text:style-name="T1">Load values[ ] with SWR</text:span><text:span text:style-name="T1"><text:line-break/></text:span><text:span text:style-name="T1">from lowRelay up and</text:span><text:span text:style-name="T1"><text:line-break/></text:span><text:span text:style-name="T1">get best value into c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0.071cm" svg:y1="2.77cm" svg:x2="10.071cm" svg:y2="3.643cm" draw:start-shape="id1" draw:start-glue-point="6" draw:end-shape="id2" draw:end-glue-point="4" svg:d="M10071 2770v873" svg:viewBox="0 0 1 874">
          <text:p/>
        </draw:connector>
        <draw:connector draw:style-name="gr8" draw:text-style-name="P3" draw:layer="layout" svg:x1="10.071cm" svg:y1="4.508cm" svg:x2="10.072cm" svg:y2="5.408cm" draw:start-shape="id2" draw:start-glue-point="6" draw:end-shape="id3" draw:end-glue-point="4" svg:d="M10071 4508v450h1v450" svg:viewBox="0 0 2 901">
          <text:p/>
        </draw:connector>
        <draw:connector draw:style-name="gr9" draw:text-style-name="P3" draw:layer="layout" svg:x1="11.938cm" svg:y1="6.387cm" svg:x2="13.94cm" svg:y2="6.387cm" draw:start-shape="id3" draw:start-glue-point="7" draw:end-shape="id4" draw:end-glue-point="5" svg:d="M11938 6387h2002" svg:viewBox="0 0 2003 1">
          <text:p/>
        </draw:connector>
        <draw:connector draw:style-name="gr10" draw:text-style-name="P3" draw:layer="layout" svg:x1="10.072cm" svg:y1="7.366cm" svg:x2="10.072cm" svg:y2="8.109cm" draw:start-shape="id3" draw:start-glue-point="6" draw:end-shape="id5" draw:end-glue-point="4" svg:d="M10072 7366v743" svg:viewBox="0 0 1 744">
          <text:p/>
        </draw:connector>
        <draw:connector draw:style-name="gr9" draw:text-style-name="P3" xml:id="id13" draw:id="id13" draw:layer="layout" svg:x1="10.072cm" svg:y1="9.379cm" svg:x2="10.072cm" svg:y2="10.434cm" draw:start-shape="id5" draw:start-glue-point="6" draw:end-shape="id6" draw:end-glue-point="4" svg:d="M10072 9379v1055" svg:viewBox="0 0 1 1056">
          <text:p/>
        </draw:connector>
        <draw:frame draw:style-name="gr11" draw:text-style-name="P4" draw:layer="layout" svg:width="1.074cm" svg:height="0.649cm" svg:x="11.587cm" svg:y="5.763cm">
          <draw:text-box>
            <text:p><text:span text:style-name="T1">Yes</text:span></text:p>
          </draw:text-box>
        </draw:frame>
        <draw:frame draw:style-name="gr12" draw:text-style-name="P5" draw:layer="layout" svg:width="0.951cm" svg:height="0.649cm" svg:x="9.998cm" svg:y="7.217cm">
          <draw:text-box draw:corner-radius="0.738cm">
            <text:p><text:span text:style-name="T1">No</text:span></text:p>
          </draw:text-box>
        </draw:frame>
        <draw:custom-shape draw:style-name="gr13" draw:text-style-name="P2" xml:id="id7" draw:id="id7" draw:layer="layout" svg:width="3.683cm" svg:height="1.672cm" svg:x="8.23cm" svg:y="13.358cm">
          <text:p text:style-name="P1"><text:span text:style-name="T1">Is cnt == 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8" draw:id="id8" draw:layer="layout" svg:width="3.683cm" svg:height="1.672cm" svg:x="8.23cm" svg:y="15.872cm">
          <text:p text:style-name="P1"><text:span text:style-name="T1">Is cnt &lt; 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10" draw:id="id10" draw:layer="layout" svg:width="4.572cm" svg:height="1.27cm" svg:x="7.785cm" svg:y="18.316cm">
          <text:p text:style-name="P1"><text:span text:style-name="T1">Move array up the relays</text:span><text:span text:style-name="T1"><text:line-break/></text:span><text:span text:style-name="T1">and get data into new</text:span><text:span text:style-name="T1"><text:line-break/></text:span><text:span text:style-name="T1">lowRelay 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1" draw:id="id11" draw:layer="layout" svg:width="4.115cm" svg:height="1.408cm" svg:x="8.014cm" svg:y="20.888cm">
          <text:p text:style-name="P1"><text:span text:style-name="T1">Get best value into c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" xml:id="id9" draw:id="id9" draw:layer="layout" svg:width="4.572cm" svg:height="1.27cm" svg:x="13.643cm" svg:y="16.073cm">
          <text:p text:style-name="P1"><text:span text:style-name="T1">Move array down the relays</text:span><text:span text:style-name="T1"><text:line-break/></text:span><text:span text:style-name="T1">and get data into new</text:span><text:span text:style-name="T1"><text:line-break/></text:span><text:span text:style-name="T1">lowRelay 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3" draw:layer="layout" svg:x1="10.072cm" svg:y1="11.842cm" svg:x2="10.071cm" svg:y2="13.358cm" draw:start-shape="id6" draw:start-glue-point="6" draw:end-shape="id7" draw:end-glue-point="4" svg:d="M10072 11842v759h-1v757" svg:viewBox="0 0 2 1517">
          <text:p/>
        </draw:connector>
        <draw:connector draw:style-name="gr9" draw:text-style-name="P3" draw:layer="layout" svg:x1="10.071cm" svg:y1="15.03cm" svg:x2="10.071cm" svg:y2="15.872cm" draw:start-shape="id7" draw:start-glue-point="6" draw:end-shape="id8" draw:end-glue-point="4" svg:d="M10071 15030v842" svg:viewBox="0 0 1 843">
          <text:p/>
        </draw:connector>
        <draw:connector draw:style-name="gr9" draw:text-style-name="P3" draw:layer="layout" svg:x1="11.913cm" svg:y1="16.708cm" svg:x2="13.643cm" svg:y2="16.708cm" draw:start-shape="id8" draw:start-glue-point="7" draw:end-shape="id9" draw:end-glue-point="5" svg:d="M11913 16708h1730" svg:viewBox="0 0 1731 1">
          <text:p/>
        </draw:connector>
        <draw:connector draw:style-name="gr9" draw:text-style-name="P3" draw:layer="layout" svg:x1="10.071cm" svg:y1="17.544cm" svg:x2="10.071cm" svg:y2="18.316cm" draw:start-shape="id8" draw:start-glue-point="6" draw:end-shape="id10" draw:end-glue-point="4" svg:d="M10071 17544v772" svg:viewBox="0 0 1 773">
          <text:p/>
        </draw:connector>
        <draw:connector draw:style-name="gr9" draw:text-style-name="P3" xml:id="id12" draw:id="id12" draw:layer="layout" svg:x1="10.071cm" svg:y1="19.586cm" svg:x2="10.072cm" svg:y2="20.888cm" draw:start-shape="id10" draw:start-glue-point="6" draw:end-shape="id11" draw:end-glue-point="4" svg:d="M10071 19586v652h1v650" svg:viewBox="0 0 2 1303">
          <text:p/>
        </draw:connector>
        <draw:connector draw:style-name="gr9" draw:text-style-name="P3" draw:layer="layout" svg:x1="15.929cm" svg:y1="17.343cm" svg:x2="10.071cm" svg:y2="20.238cm" draw:start-shape="id9" draw:start-glue-point="6" draw:end-shape="id12" draw:end-glue-point="0" svg:d="M15929 17343v2895h-5858" svg:viewBox="0 0 5859 2896">
          <text:p/>
        </draw:connector>
        <draw:custom-shape draw:style-name="gr15" draw:text-style-name="P2" xml:id="id14" draw:id="id14" draw:layer="layout" svg:width="3.979cm" svg:height="1.143cm" svg:x="8.082cm" svg:y="24.431cm">
          <text:p text:style-name="P1"><text:span text:style-name="T1">EXIT returning</text:span><text:span text:style-name="T1"><text:line-break/></text:span><text:span text:style-name="T1">best SW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3" draw:layer="layout" draw:line-skew="1.566cm" svg:x1="16.39cm" svg:y1="7.321cm" svg:x2="10.072cm" svg:y2="9.906cm" draw:start-shape="id4" draw:start-glue-point="6" draw:end-shape="id13" draw:end-glue-point="0" svg:d="M16390 7321v2601h-6318v-16" svg:viewBox="0 0 6319 2602">
          <text:p/>
        </draw:connector>
        <draw:connector draw:style-name="gr9" draw:text-style-name="P3" draw:layer="layout" draw:line-skew="-0.569cm" svg:x1="8.014cm" svg:y1="21.592cm" svg:x2="10.075cm" svg:y2="12.34cm" draw:start-shape="id11" draw:start-glue-point="5" svg:d="M8014 21592h-1095v-9252h3156" svg:viewBox="0 0 3157 9253">
          <text:p/>
        </draw:connector>
        <draw:connector draw:style-name="gr9" draw:text-style-name="P3" draw:layer="layout" draw:line-skew="6.699cm 3.737cm" svg:x1="11.913cm" svg:y1="14.194cm" svg:x2="10.072cm" svg:y2="24.431cm" draw:start-shape="id7" draw:start-glue-point="7" draw:end-shape="id14" draw:end-glue-point="4" svg:d="M11913 14194h7224v9274h-9065v963" svg:viewBox="0 0 9066 10238">
          <text:p/>
        </draw:connector>
        <draw:frame draw:style-name="gr16" draw:text-style-name="P6" draw:layer="layout" svg:width="1.074cm" svg:height="0.65cm" svg:x="11.587cm" svg:y="13.602cm">
          <draw:text-box>
            <text:p><text:span text:style-name="T1">Yes</text:span></text:p>
          </draw:text-box>
        </draw:frame>
        <draw:frame draw:style-name="gr16" draw:text-style-name="P6" draw:layer="layout" svg:width="1.074cm" svg:height="0.65cm" svg:x="11.587cm" svg:y="16.151cm">
          <draw:text-box>
            <text:p><text:span text:style-name="T1">Yes</text:span></text:p>
          </draw:text-box>
        </draw:frame>
        <draw:frame draw:style-name="gr16" draw:text-style-name="P6" draw:layer="layout" svg:width="0.951cm" svg:height="0.65cm" svg:x="9.998cm" svg:y="14.876cm">
          <draw:text-box>
            <text:p><text:span text:style-name="T1">No</text:span></text:p>
          </draw:text-box>
        </draw:frame>
        <draw:frame draw:style-name="gr16" draw:text-style-name="P6" draw:layer="layout" svg:width="0.951cm" svg:height="0.65cm" svg:x="9.998cm" svg:y="17.385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eme </meta:initial-creator>
    <meta:creation-date>2015-12-26T06:22:35.450970314</meta:creation-date>
    <dc:date>2015-12-26T11:30:19.920305983</dc:date>
    <dc:creator>Graeme </dc:creator>
    <meta:editing-duration>PT1H8M7S</meta:editing-duration>
    <meta:editing-cycles>12</meta:editing-cycles>
    <meta:generator>LibreOffice/5.0.3.2$Linux_X86_64 LibreOffice_project/00m0$Build-2</meta:generator>
    <meta:printed-by>Graeme </meta:printed-by>
    <meta:print-date>2015-12-26T11:23:18.477023503</meta:print-date>
    <meta:document-statistic meta:object-count="32"/>
  </office:meta>
</office:document-meta>
</file>